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11e56" officeooo:paragraph-rsid="00111e5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ICkit 3 is trying to supply 5,250000 volts from the USB port, but the target VDD is measured to be 4,750000 volts. This could be due to the USB port power capabilities or the target circuitry affecting the measured VDD.</text:p>
      <text:p text:style-name="P1"/>
      <text:p text:style-name="P1">The target circuit may require more power than the debug tool can provide. An external power supply might be necessary.</text:p>
      <text:p text:style-name="P1">Connection Fail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7T11:19:17.629457996</meta:creation-date>
    <dc:date>2015-05-07T11:20:39.250417895</dc:date>
    <meta:editing-duration>P0D</meta:editing-duration>
    <meta:editing-cycles>1</meta:editing-cycles>
    <meta:document-statistic meta:table-count="0" meta:image-count="0" meta:object-count="0" meta:page-count="1" meta:paragraph-count="3" meta:word-count="62" meta:character-count="357" meta:non-whitespace-character-count="298"/>
    <meta:generator>LibreOffice/4.2.7.2$Linux_X86_64 LibreOffice_project/420m0$Build-2</meta:generator>
  </office:meta>
</office:document-meta>
</file>